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in" table:align="center"/>
    </style:style>
    <style:style style:name="Table1.A" style:family="table-column">
      <style:table-column-properties style:column-width="3in"/>
    </style:style>
    <style:style style:name="Table1.B" style:family="table-column">
      <style:table-column-properties style:column-width="0.6792in"/>
    </style:style>
    <style:style style:name="Table1.C" style:family="table-column">
      <style:table-column-properties style:column-width="0.320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4in" table:align="center"/>
    </style:style>
    <style:style style:name="Table2.A" style:family="table-column">
      <style:table-column-properties style:column-width="3in"/>
    </style:style>
    <style:style style:name="Table2.B" style:family="table-column">
      <style:table-column-properties style:column-width="0.3201in"/>
    </style:style>
    <style:style style:name="Table2.C" style:family="table-column">
      <style:table-column-properties style:column-width="0.679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4in" table:align="center"/>
    </style:style>
    <style:style style:name="Table3.A" style:family="table-column">
      <style:table-column-properties style:column-width="0.5in"/>
    </style:style>
    <style:style style:name="Table3.C" style:family="table-column">
      <style:table-column-properties style:column-width="1in"/>
    </style:style>
    <style:style style:name="Table3.D" style:family="table-column">
      <style:table-column-properties style:column-width="2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in" table:align="center"/>
    </style:style>
    <style:style style:name="Table4.A" style:family="table-column">
      <style:table-column-properties style:column-width="0.6in"/>
    </style:style>
    <style:style style:name="Table4.B" style:family="table-column">
      <style:table-column-properties style:column-width="0.3in"/>
    </style:style>
    <style:style style:name="Table4.C" style:family="table-column">
      <style:table-column-properties style:column-width="2.4in"/>
    </style:style>
    <style:style style:name="Table4.D" style:family="table-column">
      <style:table-column-properties style:column-width="1.2in"/>
    </style:style>
    <style:style style:name="Table4.E" style:family="table-column">
      <style:table-column-properties style:column-width="1.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5" style:family="table">
      <style:table-properties style:width="6in" table:align="center"/>
    </style:style>
    <style:style style:name="Table5.A" style:family="table-column">
      <style:table-column-properties style:column-width="0.3in"/>
    </style:style>
    <style:style style:name="Table5.B" style:family="table-column">
      <style:table-column-properties style:column-width="0.6in"/>
    </style:style>
    <style:style style:name="Table5.C" style:family="table-column">
      <style:table-column-properties style:column-width="1.2in"/>
    </style:style>
    <style:style style:name="Table5.D" style:family="table-column">
      <style:table-column-properties style:column-width="1.5in"/>
    </style:style>
    <style:style style:name="Table5.E" style:family="table-column">
      <style:table-column-properties style:column-width="2.4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6" style:family="table">
      <style:table-properties style:width="6in" table:align="center"/>
    </style:style>
    <style:style style:name="Table6.A" style:family="table-column">
      <style:table-column-properties style:column-width="2.4in"/>
    </style:style>
    <style:style style:name="Table6.B" style:family="table-column">
      <style:table-column-properties style:column-width="1.5in"/>
    </style:style>
    <style:style style:name="Table6.C" style:family="table-column">
      <style:table-column-properties style:column-width="0.6in"/>
    </style:style>
    <style:style style:name="Table6.D" style:family="table-column">
      <style:table-column-properties style:column-width="1.2in"/>
    </style:style>
    <style:style style:name="Table6.E" style:family="table-column">
      <style:table-column-properties style:column-width="0.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7" style:family="table">
      <style:table-properties style:width="5.9965in" table:align="center"/>
    </style:style>
    <style:style style:name="Table7.A" style:family="table-column">
      <style:table-column-properties style:column-width="0.5451in"/>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8" style:family="table">
      <style:table-properties style:width="2.4688in" table:align="center"/>
    </style:style>
    <style:style style:name="Table8.A" style:family="table-column">
      <style:table-column-properties style:column-width="0.6in"/>
    </style:style>
    <style:style style:name="Table8.B" style:family="table-column">
      <style:table-column-properties style:column-width="0.4806in"/>
    </style:style>
    <style:style style:name="Table8.C" style:family="table-column">
      <style:table-column-properties style:column-width="0.3938in"/>
    </style:style>
    <style:style style:name="Table8.D" style:family="table-column">
      <style:table-column-properties style:column-width="0.6007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2.4688in" table:align="center"/>
    </style:style>
    <style:style style:name="Table9.A" style:family="table-column">
      <style:table-column-properties style:column-width="0.6in"/>
    </style:style>
    <style:style style:name="Table9.B" style:family="table-column">
      <style:table-column-properties style:column-width="0.4806in"/>
    </style:style>
    <style:style style:name="Table9.C" style:family="table-column">
      <style:table-column-properties style:column-width="0.3938in"/>
    </style:style>
    <style:style style:name="Table9.D" style:family="table-column">
      <style:table-column-properties style:column-width="0.6007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2.6021in" table:align="center"/>
    </style:style>
    <style:style style:name="Table11.A" style:family="table-column">
      <style:table-column-properties style:column-width="0.6431in"/>
    </style:style>
    <style:style style:name="Table11.C" style:family="table-column">
      <style:table-column-properties style:column-width="0.6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1dd86e"/>
    </style:style>
    <style:style style:name="P2" style:family="paragraph" style:parent-style-name="Standard">
      <style:text-properties officeooo:paragraph-rsid="0068281b"/>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7926d6"/>
    </style:style>
    <style:style style:name="P5" style:family="paragraph" style:parent-style-name="Standard">
      <style:paragraph-properties fo:text-align="center" style:justify-single-word="false"/>
      <style:text-properties officeooo:paragraph-rsid="007c4952"/>
    </style:style>
    <style:style style:name="P6" style:family="paragraph" style:parent-style-name="Standard">
      <style:paragraph-properties fo:text-align="center" style:justify-single-word="false"/>
      <style:text-properties officeooo:paragraph-rsid="00815871"/>
    </style:style>
    <style:style style:name="P7" style:family="paragraph" style:parent-style-name="Ans_20_Block">
      <style:text-properties officeooo:rsid="00554ea8" officeooo:paragraph-rsid="0068281b"/>
    </style:style>
    <style:style style:name="P8" style:family="paragraph" style:parent-style-name="Ans_20_Block">
      <style:paragraph-properties fo:margin-left="0in" fo:margin-right="-0.0154in" fo:text-indent="0in" style:auto-text-indent="false"/>
      <style:text-properties officeooo:paragraph-rsid="0062d650"/>
    </style:style>
    <style:style style:name="P9" style:family="paragraph" style:parent-style-name="Ans_20_Block">
      <style:paragraph-properties fo:margin-left="0in" fo:margin-right="-0.0154in" fo:text-indent="0in" style:auto-text-indent="false"/>
      <style:text-properties officeooo:paragraph-rsid="0068281b"/>
    </style:style>
    <style:style style:name="P10" style:family="paragraph" style:parent-style-name="Ans_20_Block">
      <style:paragraph-properties fo:margin-left="0.0154in" fo:margin-right="0.1693in" fo:text-indent="0in" style:auto-text-indent="false"/>
      <style:text-properties officeooo:paragraph-rsid="0068281b"/>
    </style:style>
    <style:style style:name="P11" style:family="paragraph" style:parent-style-name="Ans_20_Block">
      <style:paragraph-properties fo:margin-left="0.0154in" fo:margin-right="-0.0764in" fo:text-align="start" style:justify-single-word="false" fo:text-indent="0in" style:auto-text-indent="false"/>
      <style:text-properties officeooo:paragraph-rsid="0062d650"/>
    </style:style>
    <style:style style:name="P12" style:family="paragraph" style:parent-style-name="Ans_20_Block">
      <style:paragraph-properties fo:margin-left="0.0154in" fo:margin-right="-0.0764in" fo:text-align="start" style:justify-single-word="false" fo:text-indent="0in" style:auto-text-indent="false"/>
      <style:text-properties officeooo:paragraph-rsid="0068281b"/>
    </style:style>
    <style:style style:name="P13" style:family="paragraph" style:parent-style-name="Ans_20_Block">
      <style:paragraph-properties fo:margin-left="0.0154in" fo:margin-right="-0.0917in" fo:text-indent="0in" style:auto-text-indent="false"/>
      <style:text-properties officeooo:paragraph-rsid="0062d650"/>
    </style:style>
    <style:style style:name="P14" style:family="paragraph" style:parent-style-name="Text_20_body">
      <style:text-properties officeooo:rsid="00554ea8" officeooo:paragraph-rsid="005d233d"/>
    </style:style>
    <style:style style:name="P15" style:family="paragraph" style:parent-style-name="Text_20_body">
      <style:text-properties officeooo:rsid="00554ea8" officeooo:paragraph-rsid="006f7e38"/>
    </style:style>
    <style:style style:name="P16" style:family="paragraph" style:parent-style-name="Text_20_body">
      <style:text-properties officeooo:rsid="00554ea8" officeooo:paragraph-rsid="00790e74"/>
    </style:style>
    <style:style style:name="P17" style:family="paragraph" style:parent-style-name="Text_20_body">
      <style:text-properties officeooo:rsid="00554ea8" officeooo:paragraph-rsid="007926d6"/>
    </style:style>
    <style:style style:name="P18" style:family="paragraph" style:parent-style-name="Text_20_body">
      <style:text-properties officeooo:rsid="00554ea8" officeooo:paragraph-rsid="007c4952"/>
    </style:style>
    <style:style style:name="P19" style:family="paragraph" style:parent-style-name="Text_20_body">
      <style:text-properties officeooo:rsid="00554ea8" officeooo:paragraph-rsid="00815871"/>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873662"/>
    </style:style>
    <style:style style:name="P22" style:family="paragraph" style:parent-style-name="Table_20_Contents">
      <style:paragraph-properties fo:text-align="center" style:justify-single-word="false"/>
      <style:text-properties officeooo:paragraph-rsid="008c4c39"/>
    </style:style>
    <style:style style:name="P23" style:family="paragraph" style:parent-style-name="Standard">
      <style:paragraph-properties fo:text-align="center" style:justify-single-word="false"/>
      <style:text-properties officeooo:rsid="0075d282"/>
    </style:style>
    <style:style style:name="P24" style:family="paragraph" style:parent-style-name="Standard">
      <style:paragraph-properties fo:text-align="center" style:justify-single-word="false"/>
      <style:text-properties officeooo:rsid="0075d282" officeooo:paragraph-rsid="00815871"/>
    </style:style>
    <style:style style:name="P25" style:family="paragraph" style:parent-style-name="Standard">
      <style:paragraph-properties fo:text-align="center" style:justify-single-word="false"/>
      <style:text-properties officeooo:rsid="00819eb6" officeooo:paragraph-rsid="00819eb6"/>
    </style:style>
    <style:style style:name="P26" style:family="paragraph" style:parent-style-name="Ans_20_Block">
      <style:text-properties officeooo:rsid="005d233d"/>
    </style:style>
    <style:style style:name="P27" style:family="paragraph" style:parent-style-name="Ans_20_Block">
      <style:text-properties officeooo:rsid="005d233d" officeooo:paragraph-rsid="005ec862"/>
    </style:style>
    <style:style style:name="P28" style:family="paragraph" style:parent-style-name="Ans_20_Block">
      <style:paragraph-properties fo:margin-left="0in" fo:margin-right="0.5in" fo:text-indent="0in" style:auto-text-indent="false"/>
      <style:text-properties officeooo:rsid="005d233d"/>
    </style:style>
    <style:style style:name="P29" style:family="paragraph" style:parent-style-name="Ans_20_Block">
      <style:paragraph-properties fo:margin-left="0.0154in" fo:margin-right="0.4992in" fo:text-align="start" style:justify-single-word="false" fo:text-indent="0in" style:auto-text-indent="false"/>
      <style:text-properties officeooo:rsid="00611cea" officeooo:paragraph-rsid="00611cea"/>
    </style:style>
    <style:style style:name="P30" style:family="paragraph" style:parent-style-name="Ans_20_Block">
      <style:paragraph-properties fo:margin-left="0.0154in" fo:margin-right="0.1693in" fo:text-indent="0in" style:auto-text-indent="false"/>
      <style:text-properties officeooo:rsid="00611cea" officeooo:paragraph-rsid="00611cea"/>
    </style:style>
    <style:style style:name="P31" style:family="paragraph" style:parent-style-name="Ans_20_Block">
      <style:paragraph-properties fo:margin-left="0in" fo:margin-right="-0.0154in" fo:text-indent="0in" style:auto-text-indent="false"/>
      <style:text-properties officeooo:rsid="00611cea" officeooo:paragraph-rsid="00611cea"/>
    </style:style>
    <style:style style:name="P32" style:family="paragraph" style:parent-style-name="Ans_20_Block">
      <style:paragraph-properties fo:margin-left="0.0154in" fo:margin-right="-0.0764in" fo:text-align="start" style:justify-single-word="false" fo:text-indent="0in" style:auto-text-indent="false"/>
      <style:text-properties officeooo:rsid="00683668" officeooo:paragraph-rsid="00683668"/>
    </style:style>
    <style:style style:name="P33" style:family="paragraph" style:parent-style-name="Text_20_body">
      <style:text-properties officeooo:rsid="005d233d" officeooo:paragraph-rsid="005d233d"/>
    </style:style>
    <style:style style:name="P34" style:family="paragraph" style:parent-style-name="Text_20_body">
      <style:text-properties officeooo:rsid="005d233d" officeooo:paragraph-rsid="0072b53a"/>
    </style:style>
    <style:style style:name="P35" style:family="paragraph" style:parent-style-name="Text_20_body">
      <style:text-properties officeooo:rsid="005d233d" officeooo:paragraph-rsid="00873662"/>
    </style:style>
    <style:style style:name="P36" style:family="paragraph" style:parent-style-name="Text_20_body">
      <style:text-properties officeooo:rsid="0075f5a8" officeooo:paragraph-rsid="007926d6"/>
    </style:style>
    <style:style style:name="P37" style:family="paragraph" style:parent-style-name="Text_20_body">
      <style:text-properties officeooo:rsid="0075f5a8" officeooo:paragraph-rsid="00815871"/>
    </style:style>
    <style:style style:name="P38" style:family="paragraph" style:parent-style-name="Text_20_body">
      <style:text-properties fo:font-weight="bold" officeooo:rsid="005d233d" officeooo:paragraph-rsid="005d233d" style:font-weight-asian="bold" style:font-weight-complex="bold"/>
    </style:style>
    <style:style style:name="P39" style:family="paragraph" style:parent-style-name="Table_20_Contents">
      <style:paragraph-properties fo:text-align="center" style:justify-single-word="false"/>
      <style:text-properties officeooo:rsid="008398bc" officeooo:paragraph-rsid="008398bc"/>
    </style:style>
    <style:style style:name="P40" style:family="paragraph" style:parent-style-name="Table_20_Contents">
      <style:paragraph-properties fo:text-align="center" style:justify-single-word="false"/>
      <style:text-properties officeooo:rsid="00858c8d" officeooo:paragraph-rsid="00858c8d"/>
    </style:style>
    <style:style style:name="P41" style:family="paragraph" style:parent-style-name="Table_20_Contents">
      <style:paragraph-properties fo:text-align="center" style:justify-single-word="false"/>
      <style:text-properties officeooo:rsid="00858c8d" officeooo:paragraph-rsid="00873662"/>
    </style:style>
    <style:style style:name="P42" style:family="paragraph" style:parent-style-name="Table_20_Contents">
      <style:paragraph-properties fo:text-align="center" style:justify-single-word="false"/>
      <style:text-properties officeooo:rsid="008b1492" officeooo:paragraph-rsid="008b1492"/>
    </style:style>
    <style:style style:name="P43" style:family="paragraph" style:parent-style-name="Table_20_Contents">
      <style:paragraph-properties fo:text-align="center" style:justify-single-word="false"/>
      <style:text-properties officeooo:rsid="008a83e7" officeooo:paragraph-rsid="008a83e7"/>
    </style:style>
    <style:style style:name="P44" style:family="paragraph" style:parent-style-name="Table_20_Contents">
      <style:paragraph-properties fo:text-align="center" style:justify-single-word="false"/>
      <style:text-properties officeooo:rsid="008c4c39" officeooo:paragraph-rsid="008c4c39"/>
    </style:style>
    <style:style style:name="P45" style:family="paragraph" style:parent-style-name="Table_20_Contents">
      <style:paragraph-properties fo:text-align="center" style:justify-single-word="false"/>
      <style:text-properties officeooo:rsid="008d25de" officeooo:paragraph-rsid="008d25de"/>
    </style:style>
    <style:style style:name="P46" style:family="paragraph" style:parent-style-name="Table_20_Contents">
      <style:paragraph-properties fo:text-align="center" style:justify-single-word="false"/>
      <style:text-properties officeooo:rsid="008e5ba8" officeooo:paragraph-rsid="008e5ba8"/>
    </style:style>
    <style:style style:name="P47" style:family="paragraph" style:parent-style-name="Table_20_Contents">
      <style:paragraph-properties fo:text-align="center" style:justify-single-word="false"/>
      <style:text-properties officeooo:rsid="008ee8e7" officeooo:paragraph-rsid="008ee8e7"/>
    </style:style>
    <style:style style:name="P48" style:family="paragraph" style:parent-style-name="Heading_20_3">
      <style:text-properties officeooo:rsid="005d233d"/>
    </style:style>
    <style:style style:name="T1" style:family="text">
      <style:text-properties officeooo:rsid="001dd86e"/>
    </style:style>
    <style:style style:name="T2" style:family="text">
      <style:text-properties officeooo:rsid="006c0acb"/>
    </style:style>
    <style:style style:name="T3" style:family="text">
      <style:text-properties officeooo:rsid="005d233d"/>
    </style:style>
    <style:style style:name="T4" style:family="text">
      <style:text-properties officeooo:rsid="005ec862"/>
    </style:style>
    <style:style style:name="T5" style:family="text">
      <style:text-properties officeooo:rsid="00611cea"/>
    </style:style>
    <style:style style:name="T6" style:family="text">
      <style:text-properties officeooo:rsid="0062c6ca"/>
    </style:style>
    <style:style style:name="T7" style:family="text">
      <style:text-properties officeooo:rsid="0062d650"/>
    </style:style>
    <style:style style:name="T8" style:family="text">
      <style:text-properties officeooo:rsid="00652cfb"/>
    </style:style>
    <style:style style:name="T9" style:family="text">
      <style:text-properties officeooo:rsid="00683668"/>
    </style:style>
    <style:style style:name="T10" style:family="text">
      <style:text-properties officeooo:rsid="0068bc67"/>
    </style:style>
    <style:style style:name="T11" style:family="text">
      <style:text-properties fo:font-weight="bold" officeooo:rsid="005d233d" style:font-weight-asian="bold" style:font-weight-complex="bold"/>
    </style:style>
    <style:style style:name="T12" style:family="text">
      <style:text-properties officeooo:rsid="006a5e10"/>
    </style:style>
    <style:style style:name="T13" style:family="text">
      <style:text-properties officeooo:rsid="0075d282"/>
    </style:style>
    <style:style style:name="T14" style:family="text">
      <style:text-properties officeooo:rsid="0075f5a8"/>
    </style:style>
    <style:style style:name="T15" style:family="text">
      <style:text-properties officeooo:rsid="00779450"/>
    </style:style>
    <style:style style:name="T16" style:family="text">
      <style:text-properties officeooo:rsid="00790e74"/>
    </style:style>
    <style:style style:name="T17" style:family="text">
      <style:text-properties officeooo:rsid="007926d6"/>
    </style:style>
    <style:style style:name="T18" style:family="text">
      <style:text-properties officeooo:rsid="007c4952"/>
    </style:style>
    <style:style style:name="T19" style:family="text">
      <style:text-properties officeooo:rsid="007cbcd6"/>
    </style:style>
    <style:style style:name="T20" style:family="text">
      <style:text-properties officeooo:rsid="007e5541"/>
    </style:style>
    <style:style style:name="T21" style:family="text">
      <style:text-properties officeooo:rsid="00822364"/>
    </style:style>
    <style:style style:name="T22" style:family="text">
      <style:text-properties officeooo:rsid="008398bc"/>
    </style:style>
    <style:style style:name="T23" style:family="text">
      <style:text-properties officeooo:rsid="0087f0fa"/>
    </style:style>
    <style:style style:name="T24" style:family="text">
      <style:text-properties officeooo:rsid="008c4c39"/>
    </style:style>
    <style:style style:name="T25" style:family="text">
      <style:text-properties officeooo:rsid="008d25de"/>
    </style:style>
    <style:style style:name="T26" style:family="text">
      <style:text-properties officeooo:rsid="008f6962"/>
    </style:style>
    <style:style style:name="T27" style:family="text">
      <style:text-properties officeooo:rsid="00915050"/>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3">Practice Exercises </text:h>
      <text:p text:style-name="P14"><text:span text:style-name="T11">6.1</text:span><text:span text:style-name="T3"> A CPU-scheduling algorithm determines an order for the execution of its scheduled processes. Given n processes to be scheduled on one processor, how many different schedules are possible? Give a formula in terms of n. </text:span></text:p>
      <text:p text:style-name="P33"/>
      <text:p text:style-name="P26">n! possibilities </text:p>
      <text:p text:style-name="P33"/>
      <text:p text:style-name="P14"><text:span text:style-name="T11">6.2</text:span><text:span text:style-name="T3"> Explain the difference between preemptive and </text:span><text:span text:style-name="T4">non-preemptive</text:span><text:span text:style-name="T3"> scheduling. </text:span></text:p>
      <text:p text:style-name="P33"/>
      <text:p text:style-name="P26">preemptive scheduling: allows a process to be interrupted in the middle of its execution. takes the CPU away from the process. </text:p>
      <text:p text:style-name="Ans_20_Block"><text:span text:style-name="T4">non preemptive</text:span><text:span text:style-name="T3"> scheduling: have a process relinquishes its control fo</text:span><text:span text:style-name="T4">r</text:span><text:span text:style-name="T3"> the </text:span><text:span text:style-name="T4">CPU</text:span><text:span text:style-name="T3"> when it </text:span><text:span text:style-name="T4">finishes</text:span><text:span text:style-name="T3"> with its current CPU burst. </text:span></text:p>
      <text:p text:style-name="P33"/>
      <text:p text:style-name="P14"><text:span text:style-name="T11">6.3</text:span><text:span text:style-name="T3"> Suppose that the following processes arrive for execution at the times indicated. Each process will run for the amount of time listed. In answering the questions, use </text:span><text:span text:style-name="T26">non-preemptive</text:span><text:span text:style-name="T3"> scheduling, and base all decisions on the information you have at the time the decision must be made. </text:span></text:p>
      <text:p text:style-name="P33"/>
      <text:p text:style-name="P33"><text:tab/>Process<text:tab/><text:tab/>Arrival Time<text:tab/>Burst Time </text:p>
      <text:p text:style-name="P33"><text:tab/>P1 <text:tab/><text:tab/><text:tab/>0.0<text:tab/><text:tab/><text:tab/><text:tab/>8 </text:p>
      <text:p text:style-name="P33"><text:tab/>P2<text:tab/><text:tab/><text:tab/>0.4<text:tab/><text:tab/><text:tab/><text:tab/>4 </text:p>
      <text:p text:style-name="P33"><text:tab/>P3 <text:tab/><text:tab/><text:tab/>1.0<text:tab/><text:tab/><text:tab/><text:tab/>1 </text:p>
      <text:p text:style-name="P33"/>
      <text:p text:style-name="P33">a. What is the average turnaround time for these processes with the FCFS scheduling algorithm? </text:p>
      <text:p text:style-name="P28"><text:bookmark-start text:name="__DdeLink__380_112946391"/></text:p>
      <table:table table:name="Table1" table:style-name="Table1">
        <table:table-column table:style-name="Table1.A"/>
        <table:table-column table:style-name="Table1.B"/>
        <table:table-column table:style-name="Table1.C"/>
        <table:table-row>
          <table:table-cell table:style-name="Table1.A1" office:value-type="string">
            <text:p text:style-name="P29">P1</text:p>
          </table:table-cell>
          <table:table-cell table:style-name="Table1.A1" office:value-type="string">
            <text:p text:style-name="P30">P2</text:p>
          </table:table-cell>
          <table:table-cell table:style-name="Table1.C1" office:value-type="string">
            <text:p text:style-name="P31">P3</text:p>
          </table:table-cell>
        </table:table-row>
      </table:table>
      <text:p text:style-name="Ans_20_Block"><text:span text:style-name="T3"><text:tab/><text:tab/></text:span><text:span text:style-name="T6">0<text:tab/><text:tab/><text:tab/><text:tab/><text:tab/><text:tab/>8<text:tab/> <text:s text:c="2"/>12 <text:s text:c="3"/>13</text:span><text:bookmark-end text:name="__DdeLink__380_112946391"/></text:p>
      <text:p text:style-name="P27">average:(8 + (12-0.4) + (13-1))/3=10.53 </text:p>
      <text:p text:style-name="P33"/>
      <text:p text:style-name="P33">b. What is the average turnaround time for these processes with the SJF scheduling algorithm? </text:p>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11"><text:span text:style-name="T5">P</text:span><text:span text:style-name="T8">1</text:span></text:p>
          </table:table-cell>
          <table:table-cell table:style-name="Table2.A1" office:value-type="string">
            <text:p text:style-name="P13"><text:span text:style-name="T5">P</text:span><text:span text:style-name="T8">3</text:span></text:p>
          </table:table-cell>
          <table:table-cell table:style-name="Table2.C1" office:value-type="string">
            <text:p text:style-name="P8"><text:span text:style-name="T5">P</text:span><text:span text:style-name="T8">2</text:span></text:p>
          </table:table-cell>
        </table:table-row>
      </table:table>
      <text:p text:style-name="Ans_20_Block"><text:span text:style-name="T3"><text:tab/><text:tab/></text:span><text:span text:style-name="T6">0<text:tab/><text:tab/><text:tab/><text:tab/><text:tab/><text:tab/>8 <text:s text:c="5"/></text:span><text:span text:style-name="T7">9<text:tab/> <text:s text:c="10"/></text:span><text:span text:style-name="T6">13</text:span></text:p>
      <text:p text:style-name="P26"><text:soft-page-break/>average:(8 + (9-1) + (13 - 0.4))/3=9.53 </text:p>
      <text:p text:style-name="P33"/>
      <text:p text:style-name="P33">c. The SJF algorithm is supposed to improve performance, but notice that we chose to run process P1 at time 0 because we did not know that two shorter processes would arrive soon. Compute what the average turnaround time will be if the CPU is left idle for the first 1 unit and then SJF scheduling is used. Remember that processes P1 and P2 are waiting during this idle time, so their waiting time may increase. This algorithm could be called future-knowledge scheduling. </text:p>
      <text:p text:style-name="P2"/>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32">Idle</text:p>
          </table:table-cell>
          <table:table-cell table:style-name="Table3.A1" office:value-type="string">
            <text:p text:style-name="P12"><text:span text:style-name="T5">P</text:span><text:span text:style-name="T9">3</text:span></text:p>
          </table:table-cell>
          <table:table-cell table:style-name="Table3.A1" office:value-type="string">
            <text:p text:style-name="P10"><text:span text:style-name="T5">P</text:span><text:span text:style-name="T9">2</text:span></text:p>
          </table:table-cell>
          <table:table-cell table:style-name="Table3.D1" office:value-type="string">
            <text:p text:style-name="P9"><text:span text:style-name="T5">P</text:span><text:span text:style-name="T9">1</text:span></text:p>
          </table:table-cell>
        </table:table-row>
      </table:table>
      <text:p text:style-name="P7"><text:span text:style-name="T3"><text:tab/><text:tab/></text:span><text:span text:style-name="T6">0<text:tab/></text:span><text:span text:style-name="T7">1<text:tab/></text:span><text:span text:style-name="T10">2</text:span><text:span text:style-name="T7"><text:tab/><text:tab/></text:span><text:span text:style-name="T10">6</text:span><text:span text:style-name="T6"><text:tab/><text:tab/><text:tab/><text:tab/></text:span><text:span text:style-name="T9">14</text:span></text:p>
      <text:p text:style-name="P26">average=((2-1) + (6-0.4) + (14-0))/3 = 6.87 </text:p>
      <text:p text:style-name="P33"/>
      <text:p text:style-name="P14"><text:span text:style-name="T11">6.4</text:span><text:span text:style-name="T3"> What advantage is there in having different time-quantum sizes at different levels of a multilevel </text:span><text:span text:style-name="T10">queuing</text:span><text:span text:style-name="T3"> system? </text:span></text:p>
      <text:p text:style-name="P33"/>
      <text:p text:style-name="Ans_20_Block"><text:span text:style-name="T3">The Advantage is that the time-quantum can go towards the type of service whether it requires </text:span><text:span text:style-name="T10">a lot</text:span><text:span text:style-name="T3"> of service like a music player or little service. The variate time-quantum can optimize the times for context switching which will make more efficient use of the computer </text:span></text:p>
      <text:p text:style-name="P33"/>
      <text:p text:style-name="P14"><text:span text:style-name="T11">6.7</text:span><text:span text:style-name="T3"> Distinguish between PCS and SCS scheduling. </text:span></text:p>
      <text:p text:style-name="P33"/>
      <text:p text:style-name="P26">PCS scheduling: local to process, thread library schedules it. </text:p>
      <text:p text:style-name="Ans_20_Block"><text:span text:style-name="T3">SCS scheduling: OS </text:span><text:span text:style-name="T12">schedules</text:span><text:span text:style-name="T3"> kernel threads either many-to-one or many-to-many. </text:span></text:p>
      <text:p text:style-name="P26">When the system uses a one-to-one model, PCS and SCS scheduling are basically the same. </text:p>
      <text:p text:style-name="P26"/>
      <text:h text:style-name="P48" text:outline-level="3">Exercises: </text:h>
      <text:p text:style-name="P14"><text:span text:style-name="T11">6.10</text:span><text:span text:style-name="T3"> Why is it important for the scheduler to distinguish I/O-bound programs from CPU-bound programs? </text:span></text:p>
      <text:p text:style-name="P33"/>
      <text:p text:style-name="Ans_20_Block"><text:span text:style-name="T3">It is important since I/O-bound programs will have to wait for the I/O to return a </text:span><text:span text:style-name="T26">interrupt</text:span><text:span text:style-name="T3"> to signify it is done. Since the I/O is slower than the CPU then it will have the CPU in ideal. It is very important due to you want to maximize the amount of CPU-Burst you have and minimize Ideal time. </text:span></text:p>
      <text:p text:style-name="P33"/>
      <text:p text:style-name="P14"><text:soft-page-break/><text:span text:style-name="T11">6.11</text:span><text:span text:style-name="T3"> <text:s/>Discuss how the following pairs of scheduling criteria conflict in certain settings. </text:span></text:p>
      <text:p text:style-name="P33">a. CPU utilization and response time </text:p>
      <text:p text:style-name="P33"/>
      <text:p text:style-name="P26">CPU utilization is to minimize context switching which will increase the response time for each process. </text:p>
      <text:p text:style-name="P33"/>
      <text:p text:style-name="P33">b. Average turnaround time and maximum waiting time </text:p>
      <text:p text:style-name="P33"/>
      <text:p text:style-name="P26">average turnaround time is minimize by SJF(shortest job first) but with this scheduling the waiting time will increase. </text:p>
      <text:p text:style-name="P33"/>
      <text:p text:style-name="P33">c. I/O device utilization and CPU utilization </text:p>
      <text:p text:style-name="P33"/>
      <text:p text:style-name="Ans_20_Block"><text:span text:style-name="T3">I/O device utilization is </text:span><text:span text:style-name="T2">maximized</text:span><text:span text:style-name="T3"> by scheduling I/O bound jobs as soon as they become ready to run but that will increase context switch overheads since CPU utilization is to maximize CPU burst by running long-running </text:span><text:span text:style-name="T2">CPU-bound</text:span><text:span text:style-name="T3"> task without context switch. </text:span></text:p>
      <text:p text:style-name="P33"/>
      <text:p text:style-name="P14"><text:span text:style-name="T11">6.14</text:span><text:span text:style-name="T3"> Consider the exponential average formula used to predict the length of </text:span></text:p>
      <text:p text:style-name="P33">the next CPU burst. What are the implications of assigning the following </text:p>
      <text:p text:style-name="P33">values to the parameters used by the algorithm? </text:p>
      <text:p text:style-name="P33"/>
      <text:p text:style-name="P14"><text:span text:style-name="T3">a.</text:span><text:span text:style-name="T3"><draw:frame draw:style-name="fr1" draw:name="Object2" text:anchor-type="as-char" svg:y="-0.1484in" svg:width="0.4165in" svg:height="0.1839in" draw:z-index="1"><draw:object xlink:href="./Object 2" xlink:type="simple" xlink:show="embed" xlink:actuate="onLoad"/><draw:image xlink:href="./ObjectReplacements/Object 2" xlink:type="simple" xlink:show="embed" xlink:actuate="onLoad"/></draw:frame></text:span><text:span text:style-name="T3"> and </text:span><text:span text:style-name="T3"><draw:frame draw:style-name="fr1" draw:name="Object1" text:anchor-type="as-char" svg:y="-0.1484in" svg:width="0.6134in" svg:height="0.2091in" draw:z-index="0"><draw:object xlink:href="./Object 1" xlink:type="simple" xlink:show="embed" xlink:actuate="onLoad"/><draw:image xlink:href="./ObjectReplacements/Object 1" xlink:type="simple" xlink:show="embed" xlink:actuate="onLoad"/></draw:frame></text:span><text:span text:style-name="T3"> milliseconds </text:span></text:p>
      <text:p text:style-name="P26"><draw:frame draw:style-name="fr1" draw:name="Object10" text:anchor-type="as-char" svg:y="-0.1484in" svg:width="1.1654in" svg:height="0.1839in" draw:z-index="5"><draw:object xlink:href="./Object 10" xlink:type="simple" xlink:show="embed" xlink:actuate="onLoad"/><draw:image xlink:href="./ObjectReplacements/Object 10" xlink:type="simple" xlink:show="embed" xlink:actuate="onLoad"/></draw:frame></text:p>
      <text:p text:style-name="P26"><draw:frame draw:style-name="fr1" draw:name="Object3" text:anchor-type="as-char" svg:y="-0.1484in" svg:width="0.8244in" svg:height="0.2091in" draw:z-index="2"><draw:object xlink:href="./Object 3" xlink:type="simple" xlink:show="embed" xlink:actuate="onLoad"/><draw:image xlink:href="./ObjectReplacements/Object 3" xlink:type="simple" xlink:show="embed" xlink:actuate="onLoad"/></draw:frame></text:p>
      <text:p text:style-name="P26"><draw:frame draw:style-name="fr1" draw:name="Object6" text:anchor-type="as-char" svg:y="-0.152in" svg:width="2.1252in" svg:height="0.2126in" draw:z-index="6"><draw:object xlink:href="./Object 6" xlink:type="simple" xlink:show="embed" xlink:actuate="onLoad"/><draw:image xlink:href="./ObjectReplacements/Object 6" xlink:type="simple" xlink:show="embed" xlink:actuate="onLoad"/></draw:frame></text:p>
      <text:p text:style-name="Ans_20_Block"><text:span text:style-name="T3">*since </text:span><text:span text:style-name="T3"><draw:frame draw:style-name="fr1" draw:name="Object7" text:anchor-type="as-char" svg:y="-0.0846in" svg:width="0.1898in" svg:height="0.0945in" draw:z-index="7"><draw:object xlink:href="./Object 7" xlink:type="simple" xlink:show="embed" xlink:actuate="onLoad"/><draw:image xlink:href="./ObjectReplacements/Object 7" xlink:type="simple" xlink:show="embed" xlink:actuate="onLoad"/></draw:frame></text:span><text:span text:style-name="T3"> is 0 this means that every </text:span><text:span text:style-name="T27">CPU</text:span><text:span text:style-name="T3"> burst is at 100ms </text:span></text:p>
      <text:p text:style-name="P33"/>
      <text:p text:style-name="P15"><text:span text:style-name="T3">b. </text:span><text:span text:style-name="T3"><draw:frame draw:style-name="fr1" draw:name="Object8" text:anchor-type="as-char" svg:y="-0.1484in" svg:width="0.6236in" svg:height="0.1839in" draw:z-index="8"><draw:object xlink:href="./Object 8" xlink:type="simple" xlink:show="embed" xlink:actuate="onLoad"/><draw:image xlink:href="./ObjectReplacements/Object 8" xlink:type="simple" xlink:show="embed" xlink:actuate="onLoad"/></draw:frame></text:span><text:span text:style-name="T3"> and </text:span><text:span text:style-name="T3"><draw:frame draw:style-name="fr1" draw:name="Object9" text:anchor-type="as-char" svg:y="-0.1484in" svg:width="0.5307in" svg:height="0.2091in" draw:z-index="9"><draw:object xlink:href="./Object 9" xlink:type="simple" xlink:show="embed" xlink:actuate="onLoad"/><draw:image xlink:href="./ObjectReplacements/Object 9" xlink:type="simple" xlink:show="embed" xlink:actuate="onLoad"/></draw:frame></text:span><text:span text:style-name="T3"> milliseconds </text:span></text:p>
      <text:p text:style-name="P26"><draw:frame draw:style-name="fr1" draw:name="Object11" text:anchor-type="as-char" svg:y="-0.1484in" svg:width="1.25in" svg:height="0.1839in" draw:z-index="10"><draw:object xlink:href="./Object 11" xlink:type="simple" xlink:show="embed" xlink:actuate="onLoad"/><draw:image xlink:href="./ObjectReplacements/Object 11" xlink:type="simple" xlink:show="embed" xlink:actuate="onLoad"/></draw:frame></text:p>
      <text:p text:style-name="P26"><draw:frame draw:style-name="fr1" draw:name="Object4" text:anchor-type="as-char" svg:y="-0.1484in" svg:width="0.7417in" svg:height="0.2091in" draw:z-index="3"><draw:object xlink:href="./Object 4" xlink:type="simple" xlink:show="embed" xlink:actuate="onLoad"/><draw:image xlink:href="./ObjectReplacements/Object 4" xlink:type="simple" xlink:show="embed" xlink:actuate="onLoad"/></draw:frame></text:p>
      <text:p text:style-name="P26"><draw:frame draw:style-name="fr1" draw:name="Object5" text:anchor-type="as-char" svg:y="-0.152in" svg:width="2.889in" svg:height="0.2134in" draw:z-index="4"><draw:object xlink:href="./Object 5" xlink:type="simple" xlink:show="embed" xlink:actuate="onLoad"/><draw:image xlink:href="./ObjectReplacements/Object 5" xlink:type="simple" xlink:show="embed" xlink:actuate="onLoad"/></draw:frame></text:p>
      <text:p text:style-name="P26">This results in a accurate estimate of CPU-Bound processes but when the process goes to an I/O burst or vice versa, then the next CPU burst estimate will be poor. </text:p>
      <text:p text:style-name="P14"><text:soft-page-break/><text:span text:style-name="T11">6.16</text:span><text:span text:style-name="T3"> Consider the following set of processes, with the length of the CPU burst </text:span></text:p>
      <text:p text:style-name="P33">given in milliseconds: </text:p>
      <text:p text:style-name="P33"><text:tab/>Process<text:tab/><text:tab/>Burst Time<text:tab/><text:tab/>Priority </text:p>
      <text:p text:style-name="P33"><text:tab/>P1<text:tab/><text:tab/><text:tab/>2<text:tab/><text:tab/><text:tab/><text:tab/>2 </text:p>
      <text:p text:style-name="P33"><text:tab/>P2<text:tab/><text:tab/><text:tab/>1<text:tab/><text:tab/><text:tab/><text:tab/>1 </text:p>
      <text:p text:style-name="P33"><text:tab/>P3<text:tab/><text:tab/><text:tab/>8<text:tab/><text:tab/><text:tab/><text:tab/>4 </text:p>
      <text:p text:style-name="P33"><text:tab/>P4<text:tab/><text:tab/><text:tab/>4<text:tab/><text:tab/><text:tab/><text:tab/>2 </text:p>
      <text:p text:style-name="P33"><text:tab/>P5<text:tab/><text:tab/><text:tab/>5<text:tab/><text:tab/><text:tab/><text:tab/>3 </text:p>
      <text:p text:style-name="P33"/>
      <text:p text:style-name="P33">The processes are assumed to have arrived in the order P1 , P2 , P3 , P4 , P5 all at time 0. </text:p>
      <text:p text:style-name="P33"/>
      <text:p text:style-name="P14"><text:span text:style-name="T3">a. Draw four Gantt charts that illustrate the execution of these processes using the following scheduling algorithms: FCFS, SJF, non</text:span><text:span text:style-name="T19">-</text:span><text:span text:style-name="T3">preemptive priority (a larger priority number implies a higher priority), and RR (quantum = 2). </text:span></text:p>
      <text:p text:style-name="P33"/>
      <text:p text:style-name="P34">FCFS </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3">P1</text:p>
          </table:table-cell>
          <table:table-cell table:style-name="Table4.A1" office:value-type="string">
            <text:p text:style-name="P3"><text:span text:style-name="T5">P</text:span><text:span text:style-name="T13">2</text:span></text:p>
          </table:table-cell>
          <table:table-cell table:style-name="Table4.A1" office:value-type="string">
            <text:p text:style-name="P3"><text:span text:style-name="T5">P</text:span><text:span text:style-name="T13">3</text:span></text:p>
          </table:table-cell>
          <table:table-cell table:style-name="Table4.A1" office:value-type="string">
            <text:p text:style-name="P3"><text:span text:style-name="T5">P</text:span><text:span text:style-name="T13">4</text:span></text:p>
          </table:table-cell>
          <table:table-cell table:style-name="Table4.E1" office:value-type="string">
            <text:p text:style-name="P23">P5</text:p>
          </table:table-cell>
        </table:table-row>
      </table:table>
      <text:p text:style-name="P16"><text:span text:style-name="T3"><text:tab/></text:span><text:span text:style-name="T13">0<text:tab/> </text:span><text:span text:style-name="T15">2 <text:s text:c="4"/>3<text:tab/><text:tab/><text:tab/><text:tab/><text:tab/> <text:s text:c="5"/></text:span><text:span text:style-name="T13">11<text:tab/><text:tab/><text:tab/>1</text:span><text:span text:style-name="T16">5<text:tab/><text:tab/><text:tab/>20</text:span></text:p>
      <text:p text:style-name="P36">SJF</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text:span text:style-name="T13">P</text:span><text:span text:style-name="T17">2</text:span></text:p>
          </table:table-cell>
          <table:table-cell table:style-name="Table5.A1" office:value-type="string">
            <text:p text:style-name="P4"><text:span text:style-name="T5">P</text:span><text:span text:style-name="T17">1</text:span></text:p>
          </table:table-cell>
          <table:table-cell table:style-name="Table5.A1" office:value-type="string">
            <text:p text:style-name="P4"><text:span text:style-name="T5">P</text:span><text:span text:style-name="T17">4</text:span></text:p>
          </table:table-cell>
          <table:table-cell table:style-name="Table5.A1" office:value-type="string">
            <text:p text:style-name="P4"><text:span text:style-name="T5">P</text:span><text:span text:style-name="T17">5</text:span></text:p>
          </table:table-cell>
          <table:table-cell table:style-name="Table5.E1" office:value-type="string">
            <text:p text:style-name="P4"><text:span text:style-name="T13">P</text:span><text:span text:style-name="T17">3</text:span></text:p>
          </table:table-cell>
        </table:table-row>
      </table:table>
      <text:p text:style-name="P17"><text:span text:style-name="T3"><text:tab/></text:span><text:span text:style-name="T13">0 <text:s text:c="3"/></text:span><text:span text:style-name="T15">2<text:tab/> <text:s text:c="7"/>3<text:tab/><text:tab/><text:tab/> </text:span><text:span text:style-name="T13">11<text:tab/><text:tab/><text:tab/> 1</text:span><text:span text:style-name="T16">5<text:tab/><text:tab/><text:tab/><text:tab/><text:tab/>20</text:span></text:p>
      <text:p text:style-name="P18"><text:span text:style-name="T19">Non-preemptive </text:span><text:span text:style-name="T14">Priority</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text:span text:style-name="T13">P</text:span><text:span text:style-name="T18">3</text:span></text:p>
          </table:table-cell>
          <table:table-cell table:style-name="Table6.A1" office:value-type="string">
            <text:p text:style-name="P5"><text:span text:style-name="T5">P</text:span><text:span text:style-name="T18">5</text:span></text:p>
          </table:table-cell>
          <table:table-cell table:style-name="Table6.A1" office:value-type="string">
            <text:p text:style-name="P5"><text:span text:style-name="T5">P</text:span><text:span text:style-name="T18">1</text:span></text:p>
          </table:table-cell>
          <table:table-cell table:style-name="Table6.A1" office:value-type="string">
            <text:p text:style-name="P5"><text:span text:style-name="T5">P</text:span><text:span text:style-name="T18">4</text:span></text:p>
          </table:table-cell>
          <table:table-cell table:style-name="Table6.E1" office:value-type="string">
            <text:p text:style-name="P5"><text:span text:style-name="T13">P</text:span><text:span text:style-name="T18">2</text:span></text:p>
          </table:table-cell>
        </table:table-row>
      </table:table>
      <text:p text:style-name="P18"><text:span text:style-name="T3"><text:tab/></text:span><text:span text:style-name="T13">0<text:tab/><text:tab/><text:tab/><text:tab/> <text:s text:c="8"/></text:span><text:span text:style-name="T20">8</text:span><text:span text:style-name="T15"><text:tab/><text:tab/><text:tab/> <text:s text:c="7"/></text:span><text:span text:style-name="T20">1</text:span><text:span text:style-name="T15">3<text:tab/></text:span><text:span text:style-name="T13">1</text:span><text:span text:style-name="T20">5<text:tab/><text:tab/> <text:s text:c="3"/></text:span><text:span text:style-name="T13">1</text:span><text:span text:style-name="T20">9</text:span><text:span text:style-name="T16"><text:tab/>20</text:span></text:p>
      <text:p text:style-name="P37">RR (Q=2)</text:p>
      <table:table table:name="Table7" table:style-name="Table7">
        <table:table-column table:style-name="Table7.A" table:number-columns-repeated="11"/>
        <table:table-row>
          <table:table-cell table:style-name="Table7.A1" office:value-type="string">
            <text:p text:style-name="P24">P1</text:p>
          </table:table-cell>
          <table:table-cell table:style-name="Table7.A1" office:value-type="string">
            <text:p text:style-name="P6"><text:span text:style-name="T5">P</text:span><text:span text:style-name="T13">2</text:span></text:p>
          </table:table-cell>
          <table:table-cell table:style-name="Table7.A1" office:value-type="string">
            <text:p text:style-name="P6"><text:span text:style-name="T5">P</text:span><text:span text:style-name="T13">3</text:span></text:p>
          </table:table-cell>
          <table:table-cell table:style-name="Table7.A1" office:value-type="string">
            <text:p text:style-name="P6"><text:span text:style-name="T5">P</text:span><text:span text:style-name="T13">4</text:span></text:p>
          </table:table-cell>
          <table:table-cell table:style-name="Table7.A1" office:value-type="string">
            <text:p text:style-name="P24">P5</text:p>
          </table:table-cell>
          <table:table-cell table:style-name="Table7.A1" office:value-type="string">
            <text:p text:style-name="P25">P3</text:p>
          </table:table-cell>
          <table:table-cell table:style-name="Table7.A1" office:value-type="string">
            <text:p text:style-name="P25">P4</text:p>
          </table:table-cell>
          <table:table-cell table:style-name="Table7.A1" office:value-type="string">
            <text:p text:style-name="P25">P5</text:p>
          </table:table-cell>
          <table:table-cell table:style-name="Table7.A1" office:value-type="string">
            <text:p text:style-name="P25">P3</text:p>
          </table:table-cell>
          <table:table-cell table:style-name="Table7.A1" office:value-type="string">
            <text:p text:style-name="P25">P5</text:p>
          </table:table-cell>
          <table:table-cell table:style-name="Table7.K1" office:value-type="string">
            <text:p text:style-name="P25">P3</text:p>
          </table:table-cell>
        </table:table-row>
      </table:table>
      <text:p text:style-name="P19"><text:span text:style-name="T3"><text:tab/></text:span><text:span text:style-name="T13">0<text:tab/></text:span><text:span text:style-name="T21">2<text:tab/> 4<text:tab/> <text:s/>8<text:tab/> <text:s text:c="2"/>10<text:tab/> <text:s text:c="3"/>12<text:tab/> <text:s text:c="4"/>14<text:tab/> <text:s text:c="6"/>16<text:tab/> <text:s text:c="7"/>18 <text:s text:c="8"/>20 <text:s text:c="8"/>22<text:tab/>24</text:span></text:p>
      <text:p text:style-name="P33"/>
      <text:p text:style-name="P33"/>
      <text:p text:style-name="P33"/>
      <text:p text:style-name="P33"/>
      <text:p text:style-name="P33"/>
      <text:p text:style-name="P33"/>
      <text:p text:style-name="P33"><text:soft-page-break/>b. What is the turnaround time of each process for each of the scheduling algorithms in part a? </text:p>
      <text:p text:style-name="P33"/>
      <table:table table:name="Table8" table:style-name="Table8">
        <table:table-column table:style-name="Table8.A"/>
        <table:table-column table:style-name="Table8.B"/>
        <table:table-column table:style-name="Table8.C"/>
        <table:table-column table:style-name="Table8.D"/>
        <table:table-column table:style-name="Table8.C"/>
        <table:table-row>
          <table:table-cell table:style-name="Table8.A1" table:number-columns-spanned="5" office:value-type="string">
            <text:p text:style-name="P39">Turnaround Time</text:p>
          </table:table-cell>
          <table:covered-table-cell/>
          <table:covered-table-cell/>
          <table:covered-table-cell/>
          <table:covered-table-cell/>
        </table:table-row>
        <table:table-row>
          <table:table-cell table:style-name="Table8.A2" office:value-type="string">
            <text:p text:style-name="P20"/>
          </table:table-cell>
          <table:table-cell table:style-name="Table8.B2" table:number-columns-spanned="4" office:value-type="string">
            <text:p text:style-name="P40">Scheduling Algorithm</text:p>
          </table:table-cell>
          <table:covered-table-cell/>
          <table:covered-table-cell/>
          <table:covered-table-cell/>
        </table:table-row>
        <table:table-row>
          <table:table-cell table:style-name="Table8.A2" office:value-type="string">
            <text:p text:style-name="P40">Process</text:p>
          </table:table-cell>
          <table:table-cell table:style-name="Table8.A2" office:value-type="string">
            <text:p text:style-name="P40">FCFS</text:p>
          </table:table-cell>
          <table:table-cell table:style-name="Table8.A2" office:value-type="string">
            <text:p text:style-name="P40">SJF</text:p>
          </table:table-cell>
          <table:table-cell table:style-name="Table8.A2" office:value-type="string">
            <text:p text:style-name="P40">Priority</text:p>
          </table:table-cell>
          <table:table-cell table:style-name="Table8.B2" office:value-type="string">
            <text:p text:style-name="P40">RR</text:p>
          </table:table-cell>
        </table:table-row>
        <table:table-row>
          <table:table-cell table:style-name="Table8.A2" office:value-type="string">
            <text:p text:style-name="P40">1</text:p>
          </table:table-cell>
          <table:table-cell table:style-name="Table8.A2" office:value-type="string">
            <text:p text:style-name="P42">2</text:p>
          </table:table-cell>
          <table:table-cell table:style-name="Table8.A2" office:value-type="string">
            <text:p text:style-name="P42">3</text:p>
          </table:table-cell>
          <table:table-cell table:style-name="Table8.A2" office:value-type="string">
            <text:p text:style-name="P42">15</text:p>
          </table:table-cell>
          <table:table-cell table:style-name="Table8.B2" office:value-type="string">
            <text:p text:style-name="P43">2</text:p>
          </table:table-cell>
        </table:table-row>
        <table:table-row>
          <table:table-cell table:style-name="Table8.A2" office:value-type="string">
            <text:p text:style-name="P40">2</text:p>
          </table:table-cell>
          <table:table-cell table:style-name="Table8.A2" office:value-type="string">
            <text:p text:style-name="P42">3</text:p>
          </table:table-cell>
          <table:table-cell table:style-name="Table8.A2" office:value-type="string">
            <text:p text:style-name="P42">2</text:p>
          </table:table-cell>
          <table:table-cell table:style-name="Table8.A2" office:value-type="string">
            <text:p text:style-name="P42">20</text:p>
          </table:table-cell>
          <table:table-cell table:style-name="Table8.B2" office:value-type="string">
            <text:p text:style-name="P43">3</text:p>
          </table:table-cell>
        </table:table-row>
        <table:table-row>
          <table:table-cell table:style-name="Table8.A2" office:value-type="string">
            <text:p text:style-name="P40">3</text:p>
          </table:table-cell>
          <table:table-cell table:style-name="Table8.A2" office:value-type="string">
            <text:p text:style-name="P42">11</text:p>
          </table:table-cell>
          <table:table-cell table:style-name="Table8.A2" office:value-type="string">
            <text:p text:style-name="P42">20</text:p>
          </table:table-cell>
          <table:table-cell table:style-name="Table8.A2" office:value-type="string">
            <text:p text:style-name="P42">8</text:p>
          </table:table-cell>
          <table:table-cell table:style-name="Table8.B2" office:value-type="string">
            <text:p text:style-name="P43">24</text:p>
          </table:table-cell>
        </table:table-row>
        <table:table-row>
          <table:table-cell table:style-name="Table8.A2" office:value-type="string">
            <text:p text:style-name="P40">4</text:p>
          </table:table-cell>
          <table:table-cell table:style-name="Table8.A2" office:value-type="string">
            <text:p text:style-name="P42">15</text:p>
          </table:table-cell>
          <table:table-cell table:style-name="Table8.A2" office:value-type="string">
            <text:p text:style-name="P42">11</text:p>
          </table:table-cell>
          <table:table-cell table:style-name="Table8.A2" office:value-type="string">
            <text:p text:style-name="P42">19</text:p>
          </table:table-cell>
          <table:table-cell table:style-name="Table8.B2" office:value-type="string">
            <text:p text:style-name="P43">16</text:p>
          </table:table-cell>
        </table:table-row>
        <table:table-row>
          <table:table-cell table:style-name="Table8.A2" office:value-type="string">
            <text:p text:style-name="P40">5</text:p>
          </table:table-cell>
          <table:table-cell table:style-name="Table8.A2" office:value-type="string">
            <text:p text:style-name="P42">20</text:p>
          </table:table-cell>
          <table:table-cell table:style-name="Table8.A2" office:value-type="string">
            <text:p text:style-name="P42">15</text:p>
          </table:table-cell>
          <table:table-cell table:style-name="Table8.A2" office:value-type="string">
            <text:p text:style-name="P42">13</text:p>
          </table:table-cell>
          <table:table-cell table:style-name="Table8.B2" office:value-type="string">
            <text:p text:style-name="P43">21</text:p>
          </table:table-cell>
        </table:table-row>
      </table:table>
      <text:p text:style-name="P33"/>
      <text:p text:style-name="P33">c. What is the waiting time of each process for each of these scheduling algorithms? </text:p>
      <text:p text:style-name="P33"/>
      <table:table table:name="Table9" table:style-name="Table9">
        <table:table-column table:style-name="Table9.A"/>
        <table:table-column table:style-name="Table9.B"/>
        <table:table-column table:style-name="Table9.C"/>
        <table:table-column table:style-name="Table9.D"/>
        <table:table-column table:style-name="Table9.C"/>
        <table:table-row>
          <table:table-cell table:style-name="Table9.A1" table:number-columns-spanned="5" office:value-type="string">
            <text:p text:style-name="P21"><text:span text:style-name="T23">Waiting</text:span><text:span text:style-name="T22"> Time</text:span></text:p>
          </table:table-cell>
          <table:covered-table-cell/>
          <table:covered-table-cell/>
          <table:covered-table-cell/>
          <table:covered-table-cell/>
        </table:table-row>
        <table:table-row>
          <table:table-cell table:style-name="Table9.A2" office:value-type="string">
            <text:p text:style-name="P21"/>
          </table:table-cell>
          <table:table-cell table:style-name="Table9.B2" table:number-columns-spanned="4" office:value-type="string">
            <text:p text:style-name="P41">Scheduling Algorithm</text:p>
          </table:table-cell>
          <table:covered-table-cell/>
          <table:covered-table-cell/>
          <table:covered-table-cell/>
        </table:table-row>
        <table:table-row>
          <table:table-cell table:style-name="Table9.A2" office:value-type="string">
            <text:p text:style-name="P41">Process</text:p>
          </table:table-cell>
          <table:table-cell table:style-name="Table9.A2" office:value-type="string">
            <text:p text:style-name="P41">FCFS</text:p>
          </table:table-cell>
          <table:table-cell table:style-name="Table9.A2" office:value-type="string">
            <text:p text:style-name="P41">SJF</text:p>
          </table:table-cell>
          <table:table-cell table:style-name="Table9.A2" office:value-type="string">
            <text:p text:style-name="P41">Priority</text:p>
          </table:table-cell>
          <table:table-cell table:style-name="Table9.B2" office:value-type="string">
            <text:p text:style-name="P41">RR</text:p>
          </table:table-cell>
        </table:table-row>
        <table:table-row>
          <table:table-cell table:style-name="Table9.A2" office:value-type="string">
            <text:p text:style-name="P41">1</text:p>
          </table:table-cell>
          <table:table-cell table:style-name="Table9.A2" office:value-type="string">
            <text:p text:style-name="P44">0</text:p>
          </table:table-cell>
          <table:table-cell table:style-name="Table9.A2" office:value-type="string">
            <text:p text:style-name="P44">2</text:p>
          </table:table-cell>
          <table:table-cell table:style-name="Table9.A2" office:value-type="string">
            <text:p text:style-name="P44">13</text:p>
          </table:table-cell>
          <table:table-cell table:style-name="Table9.B2" office:value-type="string">
            <text:p text:style-name="P45">0</text:p>
          </table:table-cell>
        </table:table-row>
        <table:table-row>
          <table:table-cell table:style-name="Table9.A2" office:value-type="string">
            <text:p text:style-name="P41">2</text:p>
          </table:table-cell>
          <table:table-cell table:style-name="Table9.A2" office:value-type="string">
            <text:p text:style-name="P44">2</text:p>
          </table:table-cell>
          <table:table-cell table:style-name="Table9.A2" office:value-type="string">
            <text:p text:style-name="P44">0</text:p>
          </table:table-cell>
          <table:table-cell table:style-name="Table9.A2" office:value-type="string">
            <text:p text:style-name="P22"><text:span text:style-name="T24">1</text:span><text:span text:style-name="T25">9</text:span></text:p>
          </table:table-cell>
          <table:table-cell table:style-name="Table9.B2" office:value-type="string">
            <text:p text:style-name="P45">2</text:p>
          </table:table-cell>
        </table:table-row>
        <table:table-row>
          <table:table-cell table:style-name="Table9.A2" office:value-type="string">
            <text:p text:style-name="P41">3</text:p>
          </table:table-cell>
          <table:table-cell table:style-name="Table9.A2" office:value-type="string">
            <text:p text:style-name="P44">3</text:p>
          </table:table-cell>
          <table:table-cell table:style-name="Table9.A2" office:value-type="string">
            <text:p text:style-name="P44">15</text:p>
          </table:table-cell>
          <table:table-cell table:style-name="Table9.A2" office:value-type="string">
            <text:p text:style-name="P44">0</text:p>
          </table:table-cell>
          <table:table-cell table:style-name="Table9.B2" office:value-type="string">
            <text:p text:style-name="P45">14</text:p>
          </table:table-cell>
        </table:table-row>
        <table:table-row>
          <table:table-cell table:style-name="Table9.A2" office:value-type="string">
            <text:p text:style-name="P41">4</text:p>
          </table:table-cell>
          <table:table-cell table:style-name="Table9.A2" office:value-type="string">
            <text:p text:style-name="P44">11</text:p>
          </table:table-cell>
          <table:table-cell table:style-name="Table9.A2" office:value-type="string">
            <text:p text:style-name="P44">3</text:p>
          </table:table-cell>
          <table:table-cell table:style-name="Table9.A2" office:value-type="string">
            <text:p text:style-name="P44">15</text:p>
          </table:table-cell>
          <table:table-cell table:style-name="Table9.B2" office:value-type="string">
            <text:p text:style-name="P45">10</text:p>
          </table:table-cell>
        </table:table-row>
        <table:table-row>
          <table:table-cell table:style-name="Table9.A2" office:value-type="string">
            <text:p text:style-name="P41">5</text:p>
          </table:table-cell>
          <table:table-cell table:style-name="Table9.A2" office:value-type="string">
            <text:p text:style-name="P44">15</text:p>
          </table:table-cell>
          <table:table-cell table:style-name="Table9.A2" office:value-type="string">
            <text:p text:style-name="P44">11</text:p>
          </table:table-cell>
          <table:table-cell table:style-name="Table9.A2" office:value-type="string">
            <text:p text:style-name="P44">8</text:p>
          </table:table-cell>
          <table:table-cell table:style-name="Table9.B2" office:value-type="string">
            <text:p text:style-name="P45">14</text:p>
          </table:table-cell>
        </table:table-row>
      </table:table>
      <text:p text:style-name="P35"/>
      <text:p text:style-name="P35">d. Which of the algorithms results in the minimum average waiting time (over all processes)? </text:p>
      <text:p text:style-name="P33"/>
      <table:table table:name="Table11" table:style-name="Table11">
        <table:table-column table:style-name="Table11.A" table:number-columns-repeated="2"/>
        <table:table-column table:style-name="Table11.C"/>
        <table:table-column table:style-name="Table11.A"/>
        <table:table-row>
          <table:table-cell table:style-name="Table11.A1" table:number-columns-spanned="4" office:value-type="string">
            <text:p text:style-name="P21"><text:span text:style-name="T23">Minimum Average Waiting</text:span><text:span text:style-name="T22"> Time</text:span></text:p>
          </table:table-cell>
          <table:covered-table-cell/>
          <table:covered-table-cell/>
          <table:covered-table-cell/>
        </table:table-row>
        <table:table-row>
          <table:table-cell table:style-name="Table11.A2" office:value-type="string">
            <text:p text:style-name="P41">FCFS</text:p>
          </table:table-cell>
          <table:table-cell table:style-name="Table11.A2" office:value-type="string">
            <text:p text:style-name="P41">SJF</text:p>
          </table:table-cell>
          <table:table-cell table:style-name="Table11.A2" office:value-type="string">
            <text:p text:style-name="P41">Priority</text:p>
          </table:table-cell>
          <table:table-cell table:style-name="Table11.D2" office:value-type="string">
            <text:p text:style-name="P41">RR</text:p>
          </table:table-cell>
        </table:table-row>
        <table:table-row>
          <table:table-cell table:style-name="Table11.A2" office:value-type="string">
            <text:p text:style-name="P46">6.2</text:p>
          </table:table-cell>
          <table:table-cell table:style-name="Table11.A2" office:value-type="string">
            <text:p text:style-name="P46">6.2</text:p>
          </table:table-cell>
          <table:table-cell table:style-name="Table11.A2" office:value-type="string">
            <text:p text:style-name="P46">11</text:p>
          </table:table-cell>
          <table:table-cell table:style-name="Table11.D2" office:value-type="string">
            <text:p text:style-name="P47">8</text:p>
          </table:table-cell>
        </table:table-row>
      </table:table>
      <text:p text:style-name="P33"/>
      <text:p text:style-name="P33"/>
      <text:p text:style-name="P38"/>
      <text:p text:style-name="P38"/>
      <text:p text:style-name="P38"/>
      <text:p text:style-name="P38"/>
      <text:p text:style-name="P14"><text:soft-page-break/><text:span text:style-name="T11">6.19</text:span><text:span text:style-name="T3"> Which of the following scheduling algorithms could result in starvation? </text:span></text:p>
      <text:p text:style-name="P33"/>
      <text:p text:style-name="P33">a. First-come, first-served </text:p>
      <text:p text:style-name="P33"><text:tab/>no </text:p>
      <text:p text:style-name="P33">b. Shortest job first </text:p>
      <text:p text:style-name="P33"><text:tab/>could result in starvation </text:p>
      <text:p text:style-name="P33">c. Round robin </text:p>
      <text:p text:style-name="P33"><text:tab/>no </text:p>
      <text:p text:style-name="P33">d. Priority </text:p>
      <text:p text:style-name="P33"><text:tab/>could result in starv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ns" style:family="paragraph" style:parent-style-name="Standard">
      <style:paragraph-properties fo:margin-left="0.5in" fo:margin-right="0.5in" fo:text-align="justify" style:justify-single-word="false" fo:text-indent="0in" style:auto-text-indent="false"/>
    </style:style>
    <style:style style:name="Ans_20_Block" style:display-name="Ans Block" style:family="paragraph" style:parent-style-name="Text_20_body">
      <style:paragraph-properties fo:margin-left="0.5in" fo:margin-right="0.5in" fo:text-align="justify" style:justify-single-word="false" fo:text-indent="0in" style:auto-text-indent="false"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dd86e"/>
    </style:style>
    <style:style style:name="MT1" style:family="text">
      <style:text-properties officeooo:rsid="001dd86e"/>
    </style:style>
    <style:style style:name="MT2" style:family="text">
      <style:text-properties officeooo:rsid="006c0ac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Daniel Noyes<text:tab/>Homework #</text:span><text:span text:style-name="MT2">7</text:span><text:span text:style-name="MT1"><text:tab/>Page: </text:span><text:span text:style-name="MT1"><text:page-number text:select-page="current">6</text:page-number></text:span><text:span text:style-name="MT1">/</text:span><text:span text:style-name="MT1"><text:page-count>6</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01:45:33</meta:creation-date>
    <dc:date>2013-11-04T12:36:40</dc:date>
    <meta:editing-duration>PT3H48S</meta:editing-duration>
    <meta:editing-cycles>49</meta:editing-cycles>
    <meta:generator>LibreOffice/4.0.4.2$Linux_X86_64 LibreOffice_project/400m0$Build-2</meta:generator>
    <meta:document-statistic meta:table-count="10" meta:image-count="0" meta:object-count="11" meta:page-count="6" meta:paragraph-count="189" meta:word-count="996" meta:character-count="5649" meta:non-whitespace-character-count="4551"/>
  </office:meta>
</office:document-meta>
</file>

<file path=Object 1/content.xml><?xml version="1.0" encoding="utf-8"?>
<math xmlns="http://www.w3.org/1998/Math/MathML">
  <semantics>
    <mrow>
      <mrow>
        <msub>
          <mo stretchy="false">τ</mo>
          <mn>0</mn>
        </msub>
        <mo stretchy="false">=</mo>
        <mn>100</mn>
      </mrow>
    </mrow>
    <annotation encoding="StarMath 5.0">%tau_0 = 100</annotation>
  </semantics>
</math>
</file>

<file path=Object 10/content.xml><?xml version="1.0" encoding="utf-8"?>
<math xmlns="http://www.w3.org/1998/Math/MathML">
  <semantics>
    <mrow>
      <mrow>
        <mo stretchy="false">α</mo>
        <mo stretchy="false">=</mo>
        <mn>0,</mn>
      </mrow>
      <mrow>
        <mo stretchy="false">τ</mo>
        <mo stretchy="false">=</mo>
        <mn>100</mn>
      </mrow>
      <mi mathvariant="italic">ms</mi>
    </mrow>
    <annotation encoding="StarMath 5.0">%alpha = 0,
 %tau = 100 ms
</annotation>
  </semantics>
</math>
</file>

<file path=Object 11/content.xml><?xml version="1.0" encoding="utf-8"?>
<math xmlns="http://www.w3.org/1998/Math/MathML">
  <semantics>
    <mrow>
      <mrow>
        <mo stretchy="false">α</mo>
        <mo stretchy="false">=</mo>
        <mn>0.99</mn>
      </mrow>
      <mrow>
        <mo stretchy="false">τ</mo>
        <mo stretchy="false">=</mo>
        <mn>10</mn>
      </mrow>
      <mi mathvariant="italic">ms</mi>
    </mrow>
    <annotation encoding="StarMath 5.0">%alpha = 0.99 %tau = 10 ms
</annotation>
  </semantics>
</math>
</file>

<file path=Object 2/content.xml><?xml version="1.0" encoding="utf-8"?>
<math xmlns="http://www.w3.org/1998/Math/MathML">
  <semantics>
    <mrow>
      <mrow>
        <mo stretchy="false">α</mo>
        <mo stretchy="false">=</mo>
        <mn>0</mn>
      </mrow>
    </mrow>
    <annotation encoding="StarMath 5.0">%alpha = 0</annotation>
  </semantics>
</math>
</file>

<file path=Object 3/content.xml><?xml version="1.0" encoding="utf-8"?>
<math xmlns="http://www.w3.org/1998/Math/MathML">
  <semantics>
    <mrow>
      <mrow>
        <msub>
          <mo stretchy="false">τ</mo>
          <mn>0</mn>
        </msub>
        <mo stretchy="false">=</mo>
        <mn>100</mn>
      </mrow>
      <mi mathvariant="italic">ms</mi>
    </mrow>
    <annotation encoding="StarMath 5.0">%tau_0 = 100 ms
</annotation>
  </semantics>
</math>
</file>

<file path=Object 4/content.xml><?xml version="1.0" encoding="utf-8"?>
<math xmlns="http://www.w3.org/1998/Math/MathML">
  <semantics>
    <mrow>
      <mrow>
        <msub>
          <mo stretchy="false">τ</mo>
          <mn>0</mn>
        </msub>
        <mo stretchy="false">=</mo>
        <mn>10</mn>
      </mrow>
      <mi mathvariant="italic">ms</mi>
    </mrow>
    <annotation encoding="StarMath 5.0">%tau_0 = 10 ms
</annotation>
  </semantics>
</math>
</file>

<file path=Object 5/content.xml><?xml version="1.0" encoding="utf-8"?>
<math xmlns="http://www.w3.org/1998/Math/MathML">
  <semantics>
    <mrow>
      <mrow>
        <msub>
          <mo stretchy="false">τ</mo>
          <mn>1</mn>
        </msub>
        <mo stretchy="false">=</mo>
        <mrow>
          <mrow>
            <mn>0.99</mn>
            <mo stretchy="false">∗</mo>
            <mn>10ms</mn>
          </mrow>
          <mo stretchy="false">+</mo>
          <mrow>
            <mo stretchy="false">(</mo>
            <mrow>
              <mrow>
                <mn>1</mn>
                <mo stretchy="false">−</mo>
                <mn>0.99</mn>
              </mrow>
            </mrow>
            <mo stretchy="false">)</mo>
          </mrow>
        </mrow>
      </mrow>
      <mrow>
        <mrow>
          <mo stretchy="false">(</mo>
          <mrow>
            <mn>10ms</mn>
          </mrow>
          <mo stretchy="false">)</mo>
        </mrow>
        <mo stretchy="false">=</mo>
        <mn>10</mn>
      </mrow>
      <mi mathvariant="italic">ms</mi>
    </mrow>
    <annotation encoding="StarMath 5.0">%tau_1 = 0.99*10ms + (1-0.99)(10ms) = 10 ms
</annotation>
  </semantics>
</math>
</file>

<file path=Object 6/content.xml><?xml version="1.0" encoding="utf-8"?>
<math xmlns="http://www.w3.org/1998/Math/MathML">
  <semantics>
    <mrow>
      <mrow>
        <msub>
          <mo stretchy="false">τ</mo>
          <mn>1</mn>
        </msub>
        <mo stretchy="false">=</mo>
        <mrow>
          <mrow>
            <mn>0</mn>
            <mo stretchy="false">∗</mo>
            <mn>100ms</mn>
          </mrow>
          <mo stretchy="false">+</mo>
          <mrow>
            <mo stretchy="false">(</mo>
            <mrow>
              <mrow>
                <mn>1</mn>
                <mo stretchy="false">−</mo>
                <mn>0</mn>
              </mrow>
            </mrow>
            <mo stretchy="false">)</mo>
          </mrow>
        </mrow>
      </mrow>
      <mrow>
        <mo stretchy="false">(</mo>
        <mrow>
          <mn>100ms</mn>
        </mrow>
        <mo stretchy="false">)</mo>
      </mrow>
    </mrow>
    <annotation encoding="StarMath 5.0">%tau_1 = 0*100ms + (1-0)(100ms)
</annotation>
  </semantics>
</math>
</file>

<file path=Object 7/content.xml><?xml version="1.0" encoding="utf-8"?>
<math xmlns="http://www.w3.org/1998/Math/MathML">
  <semantics>
    <mrow>
      <mo stretchy="false">α</mo>
    </mrow>
    <annotation encoding="StarMath 5.0">%alpha</annotation>
  </semantics>
</math>
</file>

<file path=Object 8/content.xml><?xml version="1.0" encoding="utf-8"?>
<math xmlns="http://www.w3.org/1998/Math/MathML">
  <semantics>
    <mrow>
      <mrow>
        <mo stretchy="false">α</mo>
        <mo stretchy="false">=</mo>
        <mn>0.99</mn>
      </mrow>
    </mrow>
    <annotation encoding="StarMath 5.0">%alpha= 0.99</annotation>
  </semantics>
</math>
</file>

<file path=Object 9/content.xml><?xml version="1.0" encoding="utf-8"?>
<math xmlns="http://www.w3.org/1998/Math/MathML">
  <semantics>
    <mrow>
      <mrow>
        <msub>
          <mo stretchy="false">τ</mo>
          <mn>0</mn>
        </msub>
        <mo stretchy="false">=</mo>
        <mn>10</mn>
      </mrow>
    </mrow>
    <annotation encoding="StarMath 5.0">%tau_0 = 10</annotation>
  </semantics>
</math>
</file>